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8d3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fb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a6a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baf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8fc1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99583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2199583" style:font-name-asian="標楷體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a0fc235" style:font-name-asian="標楷體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5" style:family="text">
      <style:text-properties style:font-name="標楷體1"/>
    </style:style>
    <style:style style:name="T66" style:family="text">
      <style:text-properties style:font-name="標楷體1" style:font-name-asian="標楷體1"/>
    </style:style>
    <style:style style:name="T67" style:family="text">
      <style:text-properties style:font-name="標楷體1" officeooo:rsid="0a6d63ec" style:font-name-asian="標楷體1"/>
    </style:style>
    <style:style style:name="T68" style:family="text">
      <style:text-properties style:font-name="標楷體1" style:text-underline-style="solid" style:text-underline-width="auto" style:text-underline-color="font-color"/>
    </style:style>
    <style:style style:name="T69" style:family="text">
      <style:text-properties style:font-name="標楷體1" officeooo:rsid="3449857d"/>
    </style:style>
    <style:style style:name="T70" style:family="text">
      <style:text-properties style:font-name="標楷體1" officeooo:rsid="2968fd3e"/>
    </style:style>
    <style:style style:name="T71" style:family="text">
      <style:text-properties officeooo:rsid="3449857d"/>
    </style:style>
    <style:style style:name="T72" style:family="text">
      <style:text-properties style:font-name="Liberation Serif" officeooo:rsid="0a6d63ec" style:font-name-asian="標楷體1"/>
    </style:style>
    <style:style style:name="T73" style:family="text">
      <style:text-properties officeooo:rsid="0a6d63ec"/>
    </style:style>
    <style:style style:name="T74" style:family="text">
      <style:text-properties officeooo:rsid="2f7a955a"/>
    </style:style>
    <style:style style:name="T75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76" style:family="text">
      <style:text-properties style:font-name-asian="標楷體1"/>
    </style:style>
    <style:style style:name="T77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4">_ (第1本</text:span><text:span text:style-name="T11">)</text:span></text:p>
          <text:list>
            <text:list-item>
              <text:p text:style-name="P24"><text:span text:style-name="T7">神</text:span><text:span text:style-name="T11">，</text:span><text:span text:style-name="T37">精神層個體、第</text:span><text:span text:style-name="T15">2</text:span><text:span text:style-name="T37">層級型態個體、</text:span><text:span text:style-name="T12">第二層級法則、意識層法則、精神層法則、精神世界、物質世界</text:span><text:span text:style-name="T11">。</text:span></text:p>
            </text:list-item>
            <text:list-item>
              <text:p text:style-name="P45"><text:span text:style-name="T7">有機率（正在、試圖）監視、控制 的 勢力、存在、個體</text:span><text:span text:style-name="T11">，YouTube、</text:span><text:span text:style-name="T37">派對、戰爭</text:span>。</text:p>
            </text:list-item>
            <text:list-item>
              <text:p text:style-name="P25"><text:span text:style-name="T51">肉質層個體、意識層個體、精神層個體</text:span>，。</text:p>
            </text:list-item>
            <text:list-item>
              <text:p text:style-name="P42"><text:span text:style-name="T1">大規模監控</text:span>，<text:span text:style-name="T37">精準監控、</text:span>電器型大規模監控、史諾登、稜鏡計畫、上游計畫、<text:span text:style-name="T15">側寫、</text:span><text:span text:style-name="T22">profile</text:span>、超能力型大規模監控、超感知、超行為、<text:span text:style-name="T37">劍橋計畫、</text:span><text:span text:style-name="T47">位</text:span><text:span text:style-name="T37">器型大規模監控、位訊號、電訊號、</text:span><text:span text:style-name="T47">聲音、重力波</text:span><text:span text:style-name="T37">、</text:span><text:span text:style-name="T47">光波</text:span><text:span text:style-name="T37">、</text:span><text:span text:style-name="T15">第</text:span><text:span text:style-name="T57">a層級型態</text:span><text:span text:style-name="T37">大規模監控、帶有探照燈的攝影機、</text:span><text:span text:style-name="T48">心電感應、催眠、精神控制、意識控制、寫入腦中感知、竊聽腦中感知、竊聽腦中意識、竊聽腦中思想</text:span><text:span text:style-name="T37">、身體、意識、被害妄想症、精神病患者</text:span>。</text:p>
            </text:list-item>
            <text:list-item>
              <text:p text:style-name="P43"><text:span text:style-name="T63">&lt;_?</text:span><text:span text:style-name="T64">3_&gt;</text:span><text:span text:style-name="T53">個體</text:span>，<text:span text:style-name="T59">大自然、</text:span><text:span text:style-name="T60">獨立思考、群體討論、意識判斷、觀點認定、自由選擇、實際執行</text:span><text:span text:style-name="T59">、聲音、人類、樹木、土壤、地球、月亮、太陽、太陽系、電腦、數學、能量、動物、植物、靜物、行星、衛星、恆星、恆星系、科技、學門</text:span>。</text:p>
            </text:list-item>
          </text:list>
        </text:list-item>
        <text:list-item>
          <text:p text:style-name="P5">大自然<text:span text:style-name="T65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66"> (第1本)</text:span></text:p>
          <text:list>
            <text:list-item>
              <text:p text:style-name="P26"><text:span text:style-name="T1">間諜</text:span>，<text:span text:style-name="T74">子彈、彈道、（靶上的）彈痕、領導層型間諜、國民群型間諜、國家型間諜、商業型間諜、政治型間諜、軍事型間諜、電器、</text:span><text:span text:style-name="T37">第</text:span><text:span text:style-name="T16">a</text:span><text:span text:style-name="T37">層級型態個體、</text:span><text:span text:style-name="T40">肉質層型間諜、意識層型間諜、精神層型間諜</text:span><text:span text:style-name="T38">、電</text:span><text:span text:style-name="T40">器</text:span><text:span text:style-name="T38">、</text:span><text:span text:style-name="T54">位</text:span><text:span text:style-name="T40">器</text:span><text:span text:style-name="T38">、電磁波、</text:span><text:span text:style-name="T54">位</text:span><text:span text:style-name="T55">動</text:span><text:span text:style-name="T38">波、</text:span><text:span text:style-name="T18">紅外線</text:span><text:span text:style-name="T38">、可見光、</text:span><text:span text:style-name="T18">紫外線</text:span><text:span text:style-name="T38">、次聲波、聲波、</text:span><text:span text:style-name="T42">超</text:span><text:span text:style-name="T38">音波、聲音、重力波、手機、攝影機</text:span><text:span text:style-name="T40">、麥克風、陀螺儀、</text:span><text:span text:style-name="T21">USB</text:span><text:span text:style-name="T40">孔、觸控螢幕、手機畫面</text:span>。</text:p>
            </text:list-item>
          </text:list>
        </text:list-item>
        <text:list-item>
          <text:p text:style-name="P7">世界學<text:span text:style-name="T66"> (第1本)</text:span></text:p>
          <text:list>
            <text:list-item>
              <text:p text:style-name="P27"><text:span text:style-name="T1">世界學</text:span>，<text:span text:style-name="T14">機械手錶、發條、現象、本質、</text:span><text:span text:style-name="T17">單一本質、瞬間本質、當下本質、整體本質、可能性本質、創造數學工具、河川、上游、下游</text:span>。</text:p>
            </text:list-item>
            <text:list-item>
              <text:p text:style-name="P28"><text:span text:style-name="T1">紅移、紫移</text:span>，超音速、音爆、後移現象。</text:p>
            </text:list-item>
            <text:list-item>
              <text:p text:style-name="P28"><text:span text:style-name="T1">維度</text:span>，線。</text:p>
            </text:list-item>
            <text:list-item>
              <text:p text:style-name="P29"><text:span text:style-name="T8">函數</text:span>，<text:span text:style-name="T36">影子、存在、現象、本質、</text:span><text:span text:style-name="T40">亞里斯多德</text:span>。</text:p>
            </text:list-item>
            <text:list-item>
              <text:p text:style-name="P30"><text:span text:style-name="T50">速度</text:span>，位移、時間。</text:p>
            </text:list-item>
          </text:list>
        </text:list-item>
        <text:list-item>
          <text:p text:style-name="P7">物質世界學<text:span text:style-name="T66"> (第1本)</text:span></text:p>
          <text:list>
            <text:list-item>
              <text:p text:style-name="P31"><text:span text:style-name="T1">力</text:span>，<text:span text:style-name="T38">第</text:span><text:span text:style-name="T16">a</text:span><text:span text:style-name="T39">層級宗態譜</text:span>。</text:p>
            </text:list-item>
            <text:list-item>
              <text:p text:style-name="P32"><text:span text:style-name="T52">重力</text:span>，<text:span text:style-name="T38">重力子、第</text:span><text:span text:style-name="T20">3</text:span><text:span text:style-name="T39">層級宗態譜</text:span>。</text:p>
            </text:list-item>
            <text:list-item>
              <text:p text:style-name="P33"><text:span text:style-name="T52">冷次定律</text:span>，摩擦光、摩擦力。</text:p>
            </text:list-item>
          </text:list>
        </text:list-item>
        <text:list-item>
          <text:p text:style-name="P46">社會 (第1本)</text:p>
          <text:list>
            <text:list-item>
              <text:p text:style-name="P8"><text:span text:style-name="T36">內捲</text:span><text:span text:style-name="T26">，</text:span><text:span text:style-name="T6">。</text:span></text:p>
            </text:list-item>
            <text:list-item>
              <text:p text:style-name="P8"><text:span text:style-name="T41">貧窮</text:span><text:span text:style-name="T6">，。</text:span></text:p>
            </text:list-item>
            <text:list-item>
              <text:p text:style-name="P9"><text:span text:style-name="T43">教育</text:span><text:span text:style-name="T6">，</text:span><text:span text:style-name="T27">神職教育、神學、數學、拉丁文</text:span><text:span text:style-name="T6">、</text:span><text:span text:style-name="T27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8">大規模監控、</text:span><text:span text:style-name="T29">精準監控、</text:span><text:span text:style-name="T28">蜜蜂、蜂蜜、蜂農、養蜂人、</text:span><text:span text:style-name="T32">維護大自然</text:span><text:span text:style-name="T28">、</text:span><text:span text:style-name="T30">單一、一小群、一大群、金融系統、金融工具</text:span><text:span text:style-name="T25">、</text:span><text:span text:style-name="T32">賺更多錢、更快賺到錢</text:span><text:span text:style-name="T25">、</text:span><text:span text:style-name="T32">問題、有害的存在、有害的個體、功能、有益的存在、有益的個體、解決問題、優化功能、賺錢、</text:span><text:span text:style-name="T28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2">數量型人文主義、社會型人文主義</text:span><text:span text:style-name="T6">。</text:span></text:p>
            </text:list-item>
            <text:list-item>
              <text:p text:style-name="P19">資本主義<text:span text:style-name="T6">，洛克。</text:span></text:p>
            </text:list-item>
            <text:list-item>
              <text:p text:style-name="P19">新聞報導<text:span text:style-name="T6">，。</text:span></text:p>
            </text:list-item>
            <text:list-item>
              <text:p text:style-name="P19">愚蠢<text:span text:style-name="T6">，。</text:span></text:p>
            </text:list-item>
            <text:list-item>
              <text:p text:style-name="P22"><text:span text:style-name="T46">孝順</text:span><text:span text:style-name="T6">，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問題<text:span text:style-name="T6">，數量型問題、社會型問題、相同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6">，真心、心裡、意識、被教育、被催眠、常認定、共認定、群認定、數量型認定、社會型認定、相同型認定。</text:span></text:p>
            </text:list-item>
            <text:list-item>
              <text:p text:style-name="P18">安全<text:span text:style-name="T6">，隱私、控制、電器、</text:span><text:span text:style-name="T28">心靈感應、催眠、精神控制、</text:span><text:span text:style-name="T33">偷窺、竊聽、控制</text:span><text:span text:style-name="T6">。</text:span></text:p>
            </text:list-item>
          </text:list>
        </text:list-item>
        <text:list-item>
          <text:p text:style-name="P14"><text:span text:style-name="T72">時空</text:span><text:span text:style-name="T67">旅行 (第1本)</text:span></text:p>
          <text:list>
            <text:list-item>
              <text:p text:style-name="P34"><text:span text:style-name="T3">時空旅行的 悖論</text:span><text:span text:style-name="T73">，</text:span>。</text:p>
            </text:list-item>
          </text:list>
        </text:list-item>
        <text:list-item>
          <text:p text:style-name="P15"><text:span text:style-name="T45">德</text:span><text:span text:style-name="T10"> (第1本)</text:span></text:p>
          <text:list>
            <text:list-item>
              <text:p text:style-name="P23"><text:span text:style-name="T45">道、德</text:span><text:span text:style-name="T6">，</text:span><text:span text:style-name="T32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相同型群德、不發出聲音的吃東西、服從政府、監督政府、品德、靜態、先天、內在本能、教養、動態、後天、外在傳承、總德 =</text:span><text:span text:style-name="T77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66"> (第1本)</text:span></text:p>
          <text:list>
            <text:list-item>
              <text:p text:style-name="P34"><text:span text:style-name="T1">微積分</text:span>，。</text:p>
            </text:list-item>
            <text:list-item>
              <text:p text:style-name="P44"><text:span text:style-name="T9">次方坐標系</text:span>，分形。</text:p>
            </text:list-item>
          </text:list>
        </text:list-item>
        <text:list-item>
          <text:p text:style-name="P16">歷史<text:span text:style-name="T66"> (第1本)</text:span></text:p>
          <text:list>
            <text:list-item>
              <text:p text:style-name="P35"><text:span text:style-name="T1">人類文明的 實驗</text:span>，。</text:p>
            </text:list-item>
            <text:list-item>
              <text:p text:style-name="P35"><text:span text:style-name="T1">文藝復興</text:span>，。</text:p>
            </text:list-item>
            <text:list-item>
              <text:p text:style-name="P36"><text:span text:style-name="T4">啟蒙運動</text:span>，<text:span text:style-name="T71">立法、法律、教育、權限（</text:span><text:span text:style-name="T19">Power limit</text:span><text:span text:style-name="T43">）、人權、生命權、隱私權、空閒時間、空閒時空、無兵伐勢、神權制、獨裁制、君主制、共和制、金權制、錢、金融系統、人質症候群、</text:span><text:span text:style-name="T44">柏拉圖、洞穴理論</text:span><text:span text:style-name="T43">、群體制、人體</text:span>。</text:p>
            </text:list-item>
            <text:list-item>
              <text:p text:style-name="P37"><text:span text:style-name="T2">科舉</text:span><text:span text:style-name="T71">，</text:span>。</text:p>
            </text:list-item>
          </text:list>
        </text:list-item>
        <text:list-item>
          <text:p text:style-name="P4"><text:span text:style-name="T66">歷史人物 （第1本</text:span><text:span text:style-name="T76">）</text:span></text:p>
          <text:list>
            <text:list-item>
              <text:p text:style-name="P37"><text:span text:style-name="T68">商鞅</text:span><text:span text:style-name="T65">，法家、</text:span><text:span text:style-name="T69">商君書</text:span><text:span text:style-name="T65">。</text:span></text:p>
            </text:list-item>
            <text:list-item>
              <text:p text:style-name="P37"><text:span text:style-name="T68">蘇格拉底</text:span><text:span text:style-name="T65">，愛因斯坦、</text:span><text:span text:style-name="T71">思想實驗</text:span><text:span text:style-name="T65">。</text:span></text:p>
            </text:list-item>
            <text:list-item>
              <text:p text:style-name="P38"><text:span text:style-name="T2">柏拉圖</text:span><text:span text:style-name="T65">，。</text:span></text:p>
            </text:list-item>
            <text:list-item>
              <text:p text:style-name="P39"><text:span text:style-name="T5">亞里斯多德</text:span><text:span text:style-name="T65">，快樂、</text:span><text:span text:style-name="T74">賦予意義、認定有意義、認定有價值</text:span><text:span text:style-name="T65">。</text:span></text:p>
            </text:list-item>
            <text:list-item>
              <text:p text:style-name="P38"><text:span text:style-name="T68">尼采</text:span><text:span text:style-name="T65">，。</text:span></text:p>
            </text:list-item>
          </text:list>
        </text:list-item>
        <text:list-item>
          <text:p text:style-name="P17"><text:span text:style-name="T65">精神世界學 （第</text:span><text:span text:style-name="T70">1本</text:span><text:span text:style-name="T65">）</text:span></text:p>
          <text:list>
            <text:list-item>
              <text:p text:style-name="P40"><text:span text:style-name="T50">受到 精神層個體、超能力個體 影響 有機率出現的 現象</text:span><text:span text:style-name="T65">，</text:span><text:span text:style-name="T13">Y</text:span><text:span text:style-name="T14">ouTube、手機、機械手錶</text:span><text:span text:style-name="T75">、函數</text:span><text:span text:style-name="T14">、發條</text:span><text:span text:style-name="T65">。</text:span></text:p>
            </text:list-item>
            <text:list-item>
              <text:p text:style-name="P41"><text:span text:style-name="T68">精神世界學</text:span><text:span text:style-name="T65">，</text:span><text:span text:style-name="T36">記錄、好奇、探索、思考、質疑、驗證、傳承、</text:span><text:span text:style-name="T37">精神世界學、</text:span><text:span text:style-name="T12">物質世界</text:span><text:span text:style-name="T37">學</text:span><text:span text:style-name="T6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4:05:18.161000000</dc:date>
    <meta:editing-duration>P208DT18H32M48S</meta:editing-duration>
    <meta:editing-cycles>9979</meta:editing-cycles>
    <meta:document-statistic meta:table-count="0" meta:image-count="0" meta:object-count="0" meta:page-count="1" meta:paragraph-count="57" meta:word-count="1650" meta:character-count="1778" meta:non-whitespace-character-count="1748"/>
  </office:meta>
</office:document-meta>
</file>